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87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top"/>
      <style:paragraph-properties fo:text-align="end" fo:margin-left="0cm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top"/>
      <style:paragraph-properties fo:text-align="end"/>
    </style:style>
    <style:style style:name="ce12" style:family="table-cell" style:parent-style-name="Default" style:data-style-name="N0"/>
    <style:style style:name="ce17" style:family="table-cell" style:parent-style-name="Default" style:data-style-name="N3">
      <style:table-cell-properties fo:background-color="#dddddd" style:text-align-source="fix" style:repeat-content="false" fo:border="0.06pt solid #000000" style:vertical-align="automatic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fo:border="0.06pt solid #000000"/>
    </style:style>
    <style:style style:name="ce9" style:family="table-cell" style:parent-style-name="Default" style:data-style-name="N3">
      <style:table-cell-properties fo:background-color="#dddddd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0.06pt solid #000000"/>
    </style:style>
    <style:style style:name="ce10" style:family="table-cell" style:parent-style-name="Default" style:data-style-name="N2">
      <style:table-cell-properties fo:background-color="#cfe7f5" fo:border="0.06pt solid #000000"/>
    </style:style>
    <style:style style:name="ce2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color="#000000" draw:marker-start="Arrowhead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89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10pt" style:language-asian="zh" style:country-asian="CN" style:font-style-asian="normal" style:font-weight-asian="normal" style:font-family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Proy02" table:style-name="ta1">
        <table:shapes>
          <draw:rect draw:z-index="0" draw:name="Comment 3" svg:width="0.001cm" svg:height="0.001cm" svg:x="0cm" svg:y="0cm">
            <text:p/>
          </draw:rect>
          <draw:rect draw:z-index="1" draw:name="Comment 1" svg:width="0.001cm" svg:height="0.001cm" svg:x="0cm" svg:y="0cm">
            <text:p/>
          </draw:rect>
          <draw:rect draw:z-index="2" draw:name="Comment 2" svg:width="0.001cm" svg:height="0.001cm" svg:x="0cm" svg:y="0cm">
            <text:p/>
          </draw:rect>
          <draw:rect draw:z-index="3" draw:name="Comment 8" svg:width="0.001cm" svg:height="0.001cm" svg:x="0cm" svg:y="0cm">
            <text:p/>
          </draw:rect>
          <draw:rect draw:z-index="4" draw:name="Comment 9" svg:width="0.001cm" svg:height="0.001cm" svg:x="0cm" svg:y="0cm">
            <text:p/>
          </draw:rect>
          <draw:rect draw:z-index="5" draw:name="Comment 6" svg:width="0.001cm" svg:height="0.001cm" svg:x="0cm" svg:y="0cm">
            <text:p/>
          </draw:rect>
          <draw:rect draw:z-index="6" draw:name="Comment 10" svg:width="0.001cm" svg:height="0.001cm" svg:x="0cm" svg:y="0cm">
            <text:p/>
          </draw:rect>
          <draw:rect draw:z-index="7" draw:name="Comment 11" svg:width="0.001cm" svg:height="0.001cm" svg:x="0cm" svg:y="0cm">
            <text:p/>
          </draw:rect>
          <draw:rect draw:z-index="8" draw:name="Comment 12" svg:width="0.001cm" svg:height="0.001cm" svg:x="0cm" svg:y="0cm">
            <text:p/>
          </draw:rect>
          <draw:rect draw:z-index="9" draw:name="Comment 13" svg:width="0.001cm" svg:height="0.001cm" svg:x="0cm" svg:y="0cm">
            <text:p/>
          </draw:rect>
          <draw:frame draw:z-index="21" draw:style-name="gr1" draw:text-style-name="P1" svg:width="15.978cm" svg:height="8.996cm" svg:x="1.552cm" svg:y="4.79cm">
            <draw:object draw:notify-on-update-of-ranges="Proy02.B5:Proy02.B6 Proy02.C2:Proy02.C2 Proy02.C5:Proy02.C6 Proy02.D2:Proy02.D2 Proy02.D5:Proy02.D6 Proy02.E2:Proy02.E2 Proy02.E5:Proy02.E6 Proy02.F2:Proy02.F2 Proy02.F5:Proy02.F6 Proy02.G2:Proy02.G2 Proy02.G5:Proy02.G6 Proy02.H2:Proy02.H2 Proy02.H5:Proy02.H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number-columns-repeated="6" table:default-cell-style-name="ce12"/>
        <table:table-column table:style-name="co4" table:number-columns-repeated="1014" table:default-cell-style-name="ce12"/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8" calcext:value-type="float">
            <office:annotation draw:style-name="gr2" draw:text-style-name="P3" svg:width="2.752cm" svg:height="1.826cm" svg:x="8.841cm" svg:y="0.026cm" draw:caption-point-x="-1.228cm" draw:caption-point-y="-0.016cm">
              <dc:date>2021-06-19T00:00:00</dc:date>
              <text:p text:style-name="P2"><text:span text:style-name="T1">Number of available CPUs in the test machine</text:span></text:p>
            </office:annotation>
            <text:p>8</text:p>
          </table:table-cell>
          <table:table-cell table:style-name="ce24" office:value-type="string" calcext:value-type="string" table:number-columns-spanned="5" table:number-rows-spanned="1">
            <text:p>Concurrent</text:p>
          </table:table-cell>
          <table:covered-table-cell table:number-columns-repeated="4"/>
          <table:table-cell table:number-columns-repeated="1014"/>
        </table:table-row>
        <table:table-row table:style-name="ro1">
          <table:table-cell table:style-name="ce4"/>
          <table:table-cell table:style-name="ce17" office:value-type="string" calcext:value-type="string">
            <text:p>Level:</text:p>
          </table:table-cell>
          <table:table-cell table:style-name="ce6" office:value-type="string" calcext:value-type="string">
            <office:annotation draw:style-name="gr2" draw:text-style-name="P3" svg:width="2.752cm" svg:height="1.826cm" svg:x="7.994cm" svg:y="0.097cm" draw:caption-point-x="-0.381cm" draw:caption-point-y="0.442cm">
              <dc:creator>Allan Berrocal</dc:creator>
              <dc:date>2021-06-19T00:00:00</dc:date>
              <text:p text:style-name="P2"><text:span text:style-name="T2">Serial</text:span></text:p>
            </office:annotation>
            <text:p>serial</text:p>
          </table:table-cell>
          <table:table-cell table:style-name="ce6" office:value-type="string" calcext:value-type="string">
            <office:annotation draw:style-name="gr2" draw:text-style-name="P3" svg:width="2.752cm" svg:height="1.826cm" svg:x="9.982cm" svg:y="0.097cm" draw:caption-point-x="-0.381cm" draw:caption-point-y="0.442cm">
              <dc:date>2021-06-19T00:00:00</dc:date>
              <text:p text:style-name="P2"><text:span text:style-name="T2">Default block mapping (static)</text:span></text:p>
            </office:annotation>
            <text:p>block</text:p>
          </table:table-cell>
          <table:table-cell table:style-name="ce6" office:value-type="string" calcext:value-type="string">
            <office:annotation draw:style-name="gr2" draw:text-style-name="P3" svg:width="2.752cm" svg:height="1.826cm" svg:x="11.97cm" svg:y="0.097cm" draw:caption-point-x="-0.381cm" draw:caption-point-y="0.442cm">
              <dc:date>2021-06-19T00:00:00</dc:date>
              <text:p text:style-name="P2"><text:span text:style-name="T1">Cyclic mapping (static,1)</text:span></text:p>
            </office:annotation>
            <text:p>cyclic</text:p>
          </table:table-cell>
          <table:table-cell table:style-name="ce6" office:value-type="string" calcext:value-type="string">
            <office:annotation draw:style-name="gr2" draw:text-style-name="P3" svg:width="2.752cm" svg:height="1.826cm" svg:x="13.958cm" svg:y="0.097cm" draw:caption-point-x="-0.381cm" draw:caption-point-y="0.442cm">
              <dc:date>2021-06-19T00:00:00</dc:date>
              <text:p text:style-name="P2"><text:span text:style-name="T1">Block-cyclic mapping (static,N) with N&gt;1</text:span></text:p>
            </office:annotation>
            <text:p>blockcyc</text:p>
          </table:table-cell>
          <table:table-cell table:style-name="ce6" office:value-type="string" calcext:value-type="string">
            <office:annotation draw:style-name="gr2" draw:text-style-name="P3" svg:width="2.752cm" svg:height="1.826cm" svg:x="15.945cm" svg:y="0.097cm" draw:caption-point-x="-0.38cm" draw:caption-point-y="0.442cm">
              <dc:date>2021-06-19T00:00:00</dc:date>
              <text:p text:style-name="P2"><text:span text:style-name="T1">Default dynamic mapping (dynamic)</text:span></text:p>
            </office:annotation>
            <text:p>dynamic</text:p>
          </table:table-cell>
          <table:table-cell table:style-name="ce6" office:value-type="string" calcext:value-type="string">
            <office:annotation draw:style-name="gr2" draw:text-style-name="P3" svg:width="2.752cm" svg:height="1.826cm" svg:x="22.485cm" svg:y="0.097cm" draw:caption-point-x="-4.932cm" draw:caption-point-y="0.442cm">
              <dc:date>2021-06-19T00:00:00</dc:date>
              <text:p text:style-name="P2"><text:span text:style-name="T1">Default guided mapping (guided)</text:span></text:p>
            </office:annotation>
            <text:p>guided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17" office:value-type="string" calcext:value-type="string">
            <text:p>Threads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1*[.$C$1]" office:value-type="float" office:value="8" calcext:value-type="float">
            <text:p>8</text:p>
          </table:table-cell>
          <table:table-cell table:style-name="ce6" table:formula="of:=1*[.$C$1]" office:value-type="float" office:value="8" calcext:value-type="float">
            <text:p>8</text:p>
          </table:table-cell>
          <table:table-cell table:style-name="ce6" table:formula="of:=1*[.$C$1]" office:value-type="float" office:value="8" calcext:value-type="float">
            <text:p>8</text:p>
          </table:table-cell>
          <table:table-cell table:style-name="ce6" table:formula="of:=1*[.$C$1]" office:value-type="float" office:value="8" calcext:value-type="float">
            <text:p>8</text:p>
          </table:table-cell>
          <table:table-cell table:style-name="ce6" table:formula="of:=1*[.$C$1]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 table:number-columns-spanned="1" table:number-rows-spanned="3">
            <office:annotation draw:style-name="gr3" draw:text-style-name="P3" svg:width="2.899cm" svg:height="2.093cm" svg:x="3.986cm" svg:y="0.087cm" draw:caption-point-x="-0.61cm" draw:caption-point-y="1.51cm">
              <dc:date>2021-06-19T00:00:00</dc:date>
              <text:p text:style-name="P2"><text:span text:style-name="T3">Type the test case used to measure the performance</text:span></text:p>
            </office:annotation>
            <text:p>job002.txt</text:p>
          </table:table-cell>
          <table:table-cell table:style-name="ce7" office:value-type="string" calcext:value-type="string">
            <text:p>Duration</text:p>
          </table:table-cell>
          <table:table-cell table:style-name="ce8" office:value-type="float" office:value="6244.59" calcext:value-type="float">
            <office:annotation draw:style-name="gr2" draw:text-style-name="P3" svg:width="2.752cm" svg:height="1.826cm" svg:x="8.841cm" svg:y="1.015cm" draw:caption-point-x="-1.228cm" draw:caption-point-y="0.582cm">
              <dc:date>2021-06-19T00:00:00</dc:date>
              <text:p text:style-name="P2"><text:span text:style-name="T1">Duration in seconds running with no thread support (main thread calculates everything)</text:span></text:p>
            </office:annotation>
            <text:p>6244,59</text:p>
          </table:table-cell>
          <table:table-cell table:style-name="ce8" office:value-type="float" office:value="1176.42" calcext:value-type="float">
            <text:p>1176,42</text:p>
          </table:table-cell>
          <table:table-cell table:style-name="ce8" office:value-type="float" office:value="1096.48" calcext:value-type="float">
            <text:p>1096,48</text:p>
          </table:table-cell>
          <table:table-cell table:style-name="ce8" office:value-type="float" office:value="1101.34" calcext:value-type="float">
            <text:p>1101,34</text:p>
          </table:table-cell>
          <table:table-cell table:style-name="ce8" office:value-type="float" office:value="1084.38" calcext:value-type="float">
            <text:p>1084,38</text:p>
          </table:table-cell>
          <table:table-cell table:style-name="ce8" office:value-type="float" office:value="1153.55" calcext:value-type="float">
            <text:p>1153,55</text:p>
          </table:table-cell>
          <table:table-cell table:number-columns-repeated="1014"/>
        </table:table-row>
        <table:table-row table:style-name="ro1">
          <table:covered-table-cell table:style-name="ce4"/>
          <table:table-cell table:style-name="ce9" office:value-type="string" calcext:value-type="string">
            <text:p>Speedup</text:p>
          </table:table-cell>
          <table:table-cell table:style-name="ce10" office:value-type="float" office:value="1" calcext:value-type="float">
            <office:annotation draw:style-name="gr2" draw:text-style-name="P3" svg:width="2.752cm" svg:height="1.826cm" svg:x="8.841cm" svg:y="1.402cm" draw:caption-point-x="-1.228cm" draw:caption-point-y="0.724cm">
              <dc:date>2021-06-19T00:00:00</dc:date>
              <text:p text:style-name="P2"><text:span text:style-name="T1">Type formula here to calculate the speedup relative to the serial version</text:span></text:p>
            </office:annotation>
            <text:p>1,00</text:p>
          </table:table-cell>
          <table:table-cell table:style-name="ce10" table:formula="of:=[.C4]/[.D4]" office:value-type="float" office:value="5.30812974957923" calcext:value-type="float">
            <text:p>5,31</text:p>
          </table:table-cell>
          <table:table-cell table:style-name="ce10" table:formula="of:=[.C4]/[.E4]" office:value-type="float" office:value="5.69512439807384" calcext:value-type="float">
            <text:p>5,70</text:p>
          </table:table-cell>
          <table:table-cell table:style-name="ce10" table:formula="of:=[.C4]/[.F4]" office:value-type="float" office:value="5.66999291771842" calcext:value-type="float">
            <text:p>5,67</text:p>
          </table:table-cell>
          <table:table-cell table:style-name="ce10" table:formula="of:=[.C4]/[.G4]" office:value-type="float" office:value="5.75867315885575" calcext:value-type="float">
            <text:p>5,76</text:p>
          </table:table-cell>
          <table:table-cell table:style-name="ce10" table:formula="of:=[.C4]/[.H4]" office:value-type="float" office:value="5.41336743097395" calcext:value-type="float">
            <text:p>5,41</text:p>
          </table:table-cell>
          <table:table-cell table:number-columns-repeated="1014"/>
        </table:table-row>
        <table:table-row table:style-name="ro1">
          <table:covered-table-cell table:style-name="ce15"/>
          <table:table-cell table:style-name="ce9" office:value-type="string" calcext:value-type="string">
            <text:p>Efficiency</text:p>
          </table:table-cell>
          <table:table-cell table:style-name="ce10" office:value-type="float" office:value="1" calcext:value-type="float">
            <office:annotation draw:style-name="gr2" draw:text-style-name="P3" svg:width="2.752cm" svg:height="1.826cm" svg:x="8.841cm" svg:y="1.931cm" draw:caption-point-x="-1.228cm" draw:caption-point-y="0.724cm">
              <dc:date>2021-06-19T00:00:00</dc:date>
              <text:p text:style-name="P2"><text:span text:style-name="T1">Type formula here to calculate the efficiency relative to the serial version</text:span></text:p>
            </office:annotation>
            <text:p>1,00</text:p>
          </table:table-cell>
          <table:table-cell table:style-name="ce10" table:formula="of:=[.D5]/[.D3]" office:value-type="float" office:value="0.663516218697404" calcext:value-type="float">
            <text:p>0,66</text:p>
          </table:table-cell>
          <table:table-cell table:style-name="ce10" table:formula="of:=[.E5]/[.E3]" office:value-type="float" office:value="0.711890549759229" calcext:value-type="float">
            <text:p>0,71</text:p>
          </table:table-cell>
          <table:table-cell table:style-name="ce10" table:formula="of:=[.F5]/[.F3]" office:value-type="float" office:value="0.708749114714802" calcext:value-type="float">
            <text:p>0,71</text:p>
          </table:table-cell>
          <table:table-cell table:style-name="ce10" table:formula="of:=[.G5]/[.G3]" office:value-type="float" office:value="0.719834144856969" calcext:value-type="float">
            <text:p>0,72</text:p>
          </table:table-cell>
          <table:table-cell table:style-name="ce10" table:formula="of:=[.H5]/[.H3]" office:value-type="float" office:value="0.676670928871744" calcext:value-type="float">
            <text:p>0,68</text:p>
          </table:table-cell>
          <table:table-cell table:number-columns-repeated="1014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Graph using two vertical axes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03:28:17.7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19-06-11T10:24:21Z</meta:creation-date>
    <dc:date>2021-07-06T03:48:26.094000000</dc:date>
    <meta:editing-cycles>19</meta:editing-cycles>
    <meta:editing-duration>PT1H28M11S</meta:editing-duration>
    <meta:document-statistic meta:table-count="1" meta:cell-count="41" meta:object-count="11"/>
  </office:meta>
</office:document-meta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9cm" svg:height="8.997cm" xlink:href=".." xlink:type="simple" chart:class="chart:bar" chart:style-name="ch1">
        <chart:legend chart:legend-position="end" svg:x="13.848cm" svg:y="2.954cm" style:legend-expansion="high" chart:style-name="ch2"/>
        <chart:plot-area chart:style-name="ch3" table:cell-range-address="Proy02.B5:Proy02.H6 Proy02.C2:Proy02.H2" chart:data-source-has-labels="both" svg:x="0.319cm" svg:y="0.179cm" svg:width="13.21cm" svg:height="8.639cm">
          <chart:coordinate-region svg:x="1.231cm" svg:y="0.378cm" svg:width="12.298cm" svg:height="7.793cm"/>
          <chart:axis chart:dimension="x" chart:name="primary-x" chart:style-name="ch4" chartooo:axis-type="auto">
            <chartooo:date-scale/>
            <chart:categories table:cell-range-address="Proy02.B5:Proy02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y02.C5:Proy02.C6" chart:label-cell-address="Proy02.C2:Proy02.C2" chart:class="chart:bar">
            <chart:data-point chart:repeated="2"/>
          </chart:series>
          <chart:series chart:style-name="ch8" chart:values-cell-range-address="Proy02.D5:Proy02.D6" chart:label-cell-address="Proy02.D2:Proy02.D2" chart:class="chart:bar">
            <chart:data-point chart:repeated="2"/>
          </chart:series>
          <chart:series chart:style-name="ch9" chart:values-cell-range-address="Proy02.E5:Proy02.E6" chart:label-cell-address="Proy02.E2:Proy02.E2" chart:class="chart:bar">
            <chart:data-point chart:repeated="2"/>
          </chart:series>
          <chart:series chart:style-name="ch10" chart:values-cell-range-address="Proy02.F5:Proy02.F6" chart:label-cell-address="Proy02.F2:Proy02.F2" chart:class="chart:bar">
            <chart:data-point chart:repeated="2"/>
          </chart:series>
          <chart:series chart:style-name="ch11" chart:values-cell-range-address="Proy02.G5:Proy02.G6" chart:label-cell-address="Proy02.G2:Proy02.G2" chart:class="chart:bar">
            <chart:data-point chart:repeated="2"/>
          </chart:series>
          <chart:series chart:style-name="ch12" chart:values-cell-range-address="Proy02.H5:Proy02.H6" chart:label-cell-address="Proy02.H2:Proy02.H2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draw:g>
                  <svg:desc>Proy02.C2:Proy02.C2</svg:desc>
                </draw:g>
              </table:table-cell>
              <table:table-cell office:value-type="string">
                <text:p>block</text:p>
                <draw:g>
                  <svg:desc>Proy02.D2:Proy02.D2</svg:desc>
                </draw:g>
              </table:table-cell>
              <table:table-cell office:value-type="string">
                <text:p>cyclic</text:p>
                <draw:g>
                  <svg:desc>Proy02.E2:Proy02.E2</svg:desc>
                </draw:g>
              </table:table-cell>
              <table:table-cell office:value-type="string">
                <text:p>blockcyc</text:p>
                <draw:g>
                  <svg:desc>Proy02.F2:Proy02.F2</svg:desc>
                </draw:g>
              </table:table-cell>
              <table:table-cell office:value-type="string">
                <text:p>dynamic</text:p>
                <draw:g>
                  <svg:desc>Proy02.G2:Proy02.G2</svg:desc>
                </draw:g>
              </table:table-cell>
              <table:table-cell office:value-type="string">
                <text:p>guided</text:p>
                <draw:g>
                  <svg:desc>Proy02.H2:Proy02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edup</text:p>
                <draw:g>
                  <svg:desc>Proy02.B5:Proy02.B6</svg:desc>
                </draw:g>
              </table:table-cell>
              <table:table-cell office:value-type="float" office:value="1">
                <text:p>1</text:p>
                <draw:g>
                  <svg:desc>Proy02.C5:Proy02.C6</svg:desc>
                </draw:g>
              </table:table-cell>
              <table:table-cell office:value-type="float" office:value="5.30812974957923">
                <text:p>5.30812974957923</text:p>
                <draw:g>
                  <svg:desc>Proy02.D5:Proy02.D6</svg:desc>
                </draw:g>
              </table:table-cell>
              <table:table-cell office:value-type="float" office:value="5.69512439807384">
                <text:p>5.69512439807384</text:p>
                <draw:g>
                  <svg:desc>Proy02.E5:Proy02.E6</svg:desc>
                </draw:g>
              </table:table-cell>
              <table:table-cell office:value-type="float" office:value="5.66999291771842">
                <text:p>5.66999291771842</text:p>
                <draw:g>
                  <svg:desc>Proy02.F5:Proy02.F6</svg:desc>
                </draw:g>
              </table:table-cell>
              <table:table-cell office:value-type="float" office:value="5.75867315885575">
                <text:p>5.75867315885575</text:p>
                <draw:g>
                  <svg:desc>Proy02.G5:Proy02.G6</svg:desc>
                </draw:g>
              </table:table-cell>
              <table:table-cell office:value-type="float" office:value="5.41336743097395">
                <text:p>5.41336743097395</text:p>
                <draw:g>
                  <svg:desc>Proy02.H5:Proy02.H6</svg:desc>
                </draw:g>
              </table:table-cell>
            </table:table-row>
            <table:table-row>
              <table:table-cell office:value-type="string">
                <text:p>Efficiency</text:p>
              </table:table-cell>
              <table:table-cell office:value-type="float" office:value="1">
                <text:p>1</text:p>
              </table:table-cell>
              <table:table-cell office:value-type="float" office:value="0.663516218697404">
                <text:p>0.663516218697404</text:p>
              </table:table-cell>
              <table:table-cell office:value-type="float" office:value="0.711890549759229">
                <text:p>0.711890549759229</text:p>
              </table:table-cell>
              <table:table-cell office:value-type="float" office:value="0.708749114714802">
                <text:p>0.708749114714802</text:p>
              </table:table-cell>
              <table:table-cell office:value-type="float" office:value="0.719834144856969">
                <text:p>0.719834144856969</text:p>
              </table:table-cell>
              <table:table-cell office:value-type="float" office:value="0.676670928871744">
                <text:p>0.6766709288717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